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opacity="100%" draw:opacity-name="" draw:textarea-vertical-align="middle" draw:auto-grow-height="false" fo:min-height="1.194cm" fo:min-width="4.944cm"/>
    </style:style>
    <style:style style:name="gr2" style:family="graphic" style:parent-style-name="text">
      <style:graphic-properties draw:stroke="none" svg:stroke-color="#000000" draw:fill="none" draw:fill-color="#ffffff" fo:min-height="0.75cm"/>
    </style:style>
    <style:style style:name="gr3" style:family="graphic" style:parent-style-name="text">
      <style:graphic-properties draw:textarea-horizontal-align="justify" draw:textarea-vertical-align="middle" draw:auto-grow-height="false" fo:min-height="0.65cm" fo:min-width="6.2cm"/>
    </style:style>
    <style:style style:name="gr4" style:family="graphic" style:parent-style-name="text">
      <style:graphic-properties draw:textarea-horizontal-align="justify" draw:textarea-vertical-align="middle" draw:auto-grow-height="false" fo:min-height="0.95cm" fo:min-width="3.5cm"/>
    </style:style>
    <style:style style:name="gr5" style:family="graphic" style:parent-style-name="text">
      <style:graphic-properties draw:textarea-horizontal-align="justify" draw:textarea-vertical-align="middle" draw:auto-grow-height="false" fo:min-height="0.95cm" fo:min-width="2.8cm"/>
    </style:style>
    <style:style style:name="gr6" style:family="graphic" style:parent-style-name="text">
      <style:graphic-properties draw:textarea-horizontal-align="justify" draw:textarea-vertical-align="middle" draw:auto-grow-height="false" fo:min-height="0.95cm" fo:min-width="3.9cm"/>
    </style:style>
    <style:style style:name="gr7" style:family="graphic" style:parent-style-name="text">
      <style:graphic-properties draw:textarea-horizontal-align="justify" draw:textarea-vertical-align="middle" draw:auto-grow-height="false" fo:min-height="1.25cm" fo:min-width="3cm"/>
    </style:style>
    <style:style style:name="gr8" style:family="graphic" style:parent-style-name="text">
      <style:graphic-properties draw:textarea-horizontal-align="justify" draw:textarea-vertical-align="middle" draw:auto-grow-height="false" fo:min-height="1.45cm" fo:min-width="12cm"/>
    </style:style>
    <style:style style:name="gr9" style:family="graphic" style:parent-style-name="standard">
      <style:graphic-properties draw:textarea-horizontal-align="justify" draw:textarea-vertical-align="middle" draw:auto-grow-height="false" fo:min-height="2.75cm" fo:min-width="11.2cm"/>
    </style:style>
    <style:style style:name="gr10" style:family="graphic" style:parent-style-name="standard">
      <style:graphic-properties draw:textarea-horizontal-align="justify" draw:textarea-vertical-align="middle" draw:auto-grow-height="false" fo:min-height="9.25cm" fo:min-width="7.6cm"/>
    </style:style>
    <style:style style:name="P1" style:family="paragraph">
      <loext:graphic-properties draw:fill-color="#cccccc" draw:opacity="10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5.6cm" svg:height="1.6cm" svg:x="6.5cm" svg:y="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5cm" svg:height="1cm" svg:x="11.1cm" svg:y="1.6cm">
          <draw:text-box>
            <text:p>MENSAGEM SECRETA</text:p>
          </draw:text-box>
        </draw:frame>
        <draw:custom-shape draw:style-name="gr3" draw:text-style-name="P3" draw:layer="layout" svg:width="6.7cm" svg:height="0.9cm" svg:x="10.8cm" svg:y="3.5cm">
          <text:p text:style-name="P3">CRIE OU DECIFRE UMA MENSAGEM MENSAGEM SECRETA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1.2cm" svg:x="7.3cm" svg:y="7.2cm">
          <text:p text:style-name="P3">CIFRA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3cm" svg:height="1.2cm" svg:x="21.3cm" svg:y="6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4cm" svg:height="1.2cm" svg:x="21.2cm" svg:y="4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5cm" svg:x="20.6cm" svg:y="9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2.5cm" svg:height="1.7cm" svg:x="4.6cm" svg:y="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7cm" svg:height="0.9cm" svg:x="6.1cm" svg:y="11.2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cm" svg:height="1.6cm" svg:x="6.501cm" svg:y="6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cm" svg:height="1.2cm" svg:x="7.301cm" svg:y="7.201cm">
          <text:p text:style-name="P3">CIFRA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cm" svg:height="1.6cm" svg:x="18cm" svg:y="6.7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cm" svg:height="1.2cm" svg:x="18.8cm" svg:y="7.099cm">
          <text:p text:style-name="P3">CIFRA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2.5cm" svg:height="1.7cm" svg:x="16.1cm" svg:y="6.0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cm" svg:height="1.6cm" svg:x="18.001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cm" svg:height="1.2cm" svg:x="18.801cm" svg:y="7.1cm">
          <text:p text:style-name="P3">DECIFRAR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adrão">
        <draw:custom-shape draw:style-name="gr1" draw:text-style-name="P1" draw:layer="layout" svg:width="5.6cm" svg:height="1.6cm" svg:x="7.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5cm" svg:height="1cm" svg:x="11.1cm" svg:y="1.6cm">
          <draw:text-box>
            <text:p>MENSAGEM SECRETA</text:p>
          </draw:text-box>
        </draw:frame>
        <draw:custom-shape draw:style-name="gr3" draw:text-style-name="P3" draw:layer="layout" svg:width="6.7cm" svg:height="0.9cm" svg:x="10.8cm" svg:y="3.5cm">
          <text:p text:style-name="P3">CRIE SUA MENSAGEM MENSAGEM SECRETA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1.2cm" svg:x="8.6cm" svg:y="16.8cm">
          <text:p text:style-name="P3">CIFRA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3cm" svg:height="1.2cm" svg:x="21.3cm" svg:y="6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4cm" svg:height="1.2cm" svg:x="21.2cm" svg:y="4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5cm" svg:x="20.6cm" svg:y="9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2.5cm" svg:height="1.7cm" svg:x="4.6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1.7cm" svg:height="3cm" svg:x="4.1cm" svg:y="6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7cm" svg:height="0.9cm" svg:x="5.8cm" svg:y="5.1cm">
          <text:p text:style-name="P3"><text:s/>DIGITE A MENSAGEM: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1.7cm" svg:height="3cm" svg:x="4.2cm" svg:y="1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7cm" svg:height="0.9cm" svg:x="6.1cm" svg:y="11.2cm">
          <text:p text:style-name="P3"><text:s/>DIGITE A CIFRA: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8.1cm" svg:height="9.5cm" svg:x="18.8cm" svg:y="5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7cm" svg:height="0.9cm" svg:x="19.3cm" svg:y="4.8cm">
          <text:p text:style-name="P3"><text:s/>MENSAGEM CIFRADA: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adrão">
        <draw:custom-shape draw:style-name="gr1" draw:text-style-name="P1" draw:layer="layout" svg:width="5.6cm" svg:height="1.6cm" svg:x="7.8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5cm" svg:height="1cm" svg:x="11.1cm" svg:y="1.6cm">
          <draw:text-box>
            <text:p>MENSAGEM SECRETA</text:p>
          </draw:text-box>
        </draw:frame>
        <draw:custom-shape draw:style-name="gr3" draw:text-style-name="P3" draw:layer="layout" svg:width="6.7cm" svg:height="0.9cm" svg:x="10.8cm" svg:y="3.5cm">
          <text:p text:style-name="P3">DECIFRE UMA MENSAGEM MENSAGEM SECRETA: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1.2cm" svg:x="8.6cm" svg:y="16.8cm">
          <text:p text:style-name="P3">DECIFRA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3cm" svg:height="1.2cm" svg:x="21.3cm" svg:y="6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4cm" svg:height="1.2cm" svg:x="21.2cm" svg:y="4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5cm" svg:x="20.6cm" svg:y="9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2.5cm" svg:height="1.7cm" svg:x="4.6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1.7cm" svg:height="3cm" svg:x="4.1cm" svg:y="6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7cm" svg:height="0.9cm" svg:x="5.8cm" svg:y="5.1cm">
          <text:p text:style-name="P3"><text:s/>DIGITE A MENSAGEM CIFRADA: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1.7cm" svg:height="3cm" svg:x="4.2cm" svg:y="1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7cm" svg:height="0.9cm" svg:x="6.1cm" svg:y="11.2cm">
          <text:p text:style-name="P3"><text:s/>DIGITE A CIFRA: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8.1cm" svg:height="9.5cm" svg:x="18.8cm" svg:y="5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7cm" svg:height="0.9cm" svg:x="19.3cm" svg:y="4.8cm">
          <text:p text:style-name="P3"><text:s/>MENSAGEM DECIFRADA: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0T09:00:14.942075021</meta:creation-date>
    <dc:date>2019-08-20T10:19:49.923513964</dc:date>
    <meta:editing-duration>PT6M8S</meta:editing-duration>
    <meta:editing-cycles>2</meta:editing-cycles>
    <meta:generator>LibreOffice/6.0.7.3$Linux_X86_64 LibreOffice_project/00m0$Build-3</meta:generator>
    <meta:document-statistic meta:object-count="44"/>
  </office:meta>
</office:document-meta>
</file>